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17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2.85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I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I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I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style:font-size-asian="7pt" style:font-size-complex="7pt"/>
    </style:style>
    <style:style style:name="P9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style:font-name="ArialMT" fo:font-size="7pt" fo:font-weight="bold" style:font-name-asian="ArialMT" style:font-size-asian="7pt" style:font-weight-asian="bold" style:font-name-complex="ArialMT" style:font-size-complex="7pt"/>
    </style:style>
    <style:style style:name="P10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11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I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10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I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16T22:06:54.59</dc:date>
    <meta:print-date>2013-03-20T15:09:00</meta:print-date>
    <meta:editing-cycles>32</meta:editing-cycles>
    <meta:editing-duration>PT3H27M8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